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cm" svg:height="2cm" svg:x="12.5cm" svg:y="6cm">
          <text:p text:style-name="P1">init</text:p>
        </draw:rect>
        <draw:rect draw:style-name="gr1" draw:text-style-name="P1" xml:id="id3" draw:id="id3" draw:layer="layout" svg:width="4cm" svg:height="2cm" svg:x="7.999cm" svg:y="15.5cm">
          <text:p text:style-name="P1">Boiler On</text:p>
        </draw:rect>
        <draw:line draw:style-name="gr2" draw:text-style-name="P1" draw:layer="layout" svg:x1="13cm" svg:y1="8cm" svg:x2="11.999cm" svg:y2="15.5cm">
          <text:p text:style-name="P1">NeedHeat</text:p>
          <text:p text:style-name="P1">TurnBoilerOn</text:p>
        </draw:line>
        <draw:rect draw:style-name="gr1" draw:text-style-name="P1" xml:id="id1" draw:id="id1" draw:layer="layout" svg:width="4cm" svg:height="2cm" svg:x="17.999cm" svg:y="15.5cm">
          <text:p text:style-name="P1">A/C On</text:p>
        </draw:rect>
        <draw:line draw:style-name="gr2" draw:text-style-name="P1" draw:layer="layout" svg:x1="16cm" svg:y1="8cm" svg:x2="17.999cm" svg:y2="15.5cm">
          <text:p text:style-name="P1">NeedA/C</text:p>
          <text:p text:style-name="P1">TurnOnA/C</text:p>
        </draw:line>
        <draw:connector draw:style-name="gr2" draw:text-style-name="P1" draw:layer="layout" svg:x1="21.999cm" svg:y1="16.5cm" svg:x2="16.5cm" svg:y2="7cm" draw:start-shape="id1" draw:start-glue-point="1" draw:end-shape="id2" draw:end-glue-point="1" svg:d="m21999 16500h501v-9500h-6000">
          <text:p text:style-name="P1">A/CIsOn</text:p>
        </draw:connector>
        <draw:connector draw:style-name="gr2" draw:text-style-name="P1" draw:layer="layout" draw:line-skew="-0.999cm" svg:x1="7.999cm" svg:y1="16.5cm" svg:x2="12.5cm" svg:y2="7cm" draw:start-shape="id3" draw:start-glue-point="3" draw:end-shape="id2" draw:end-glue-point="3" svg:d="m7999 16500h-1500v-9500h6001">
          <text:p text:style-name="P1">BoilerIsOn</text:p>
        </draw:connector>
        <draw:line draw:style-name="gr3" draw:text-style-name="P1" draw:layer="layout" svg:x1="6.499cm" svg:y1="12cm" svg:x2="10.999cm" svg:y2="12cm">
          <text:p/>
        </draw:line>
        <draw:line draw:style-name="gr3" draw:text-style-name="P1" draw:layer="layout" svg:x1="22.499cm" svg:y1="12cm" svg:x2="18.499cm" svg:y2="12cm">
          <text:p/>
        </draw:line>
        <draw:rect draw:style-name="gr1" draw:text-style-name="P1" draw:layer="layout" svg:width="4cm" svg:height="2cm" svg:x="23.5cm" svg:y="0.5cm">
          <text:p text:style-name="P1">A/C off</text:p>
        </draw:rect>
        <draw:rect draw:style-name="gr1" draw:text-style-name="P1" draw:layer="layout" svg:width="4cm" svg:height="2cm" svg:x="1cm" svg:y="1cm">
          <text:p text:style-name="P1">Boiler Off</text:p>
        </draw:rect>
        <draw:line draw:style-name="gr2" draw:text-style-name="P1" draw:layer="layout" svg:x1="16.5cm" svg:y1="6.5cm" svg:x2="23.5cm" svg:y2="2.5cm">
          <text:p text:style-name="P1">NeedNoA/C</text:p>
          <text:p text:style-name="P1">TurnA/COff</text:p>
        </draw:line>
        <draw:line draw:style-name="gr4" draw:text-style-name="P1" draw:layer="layout" svg:x1="16.5cm" svg:y1="6cm" svg:x2="23.5cm" svg:y2="1cm">
          <text:p text:style-name="P1">A/CIsOff</text:p>
        </draw:line>
        <draw:line draw:style-name="gr4" draw:text-style-name="P1" draw:layer="layout" svg:x1="5cm" svg:y1="3cm" svg:x2="12.5cm" svg:y2="7cm">
          <text:p text:style-name="P1">NeedNoHeat</text:p>
          <text:p text:style-name="P1">TurnBoilerOff</text:p>
        </draw:line>
        <draw:line draw:style-name="gr2" draw:text-style-name="P1" draw:layer="layout" svg:x1="5cm" svg:y1="1.5cm" svg:x2="13cm" svg:y2="6cm">
          <text:p text:style-name="P1">BoilerIsOff</text:p>
        </draw:line>
        <draw:line draw:style-name="gr5" draw:text-style-name="P1" draw:layer="layout" svg:x1="14.5cm" svg:y1="1.5cm" svg:x2="14.5cm" svg:y2="6cm">
          <text:p/>
        </draw:line>
        <draw:line draw:style-name="gr5" draw:text-style-name="P1" draw:layer="layout" svg:x1="14.5cm" svg:y1="1.5cm" svg:x2="14.5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w Poirier</meta:initial-creator>
    <meta:creation-date>2011-11-30T18:01:26.91</meta:creation-date>
    <meta:generator>OpenOffice.org/3.3$Win32 OpenOffice.org_project/330m20$Build-9567</meta:generator>
    <dc:date>2011-11-30T19:37:44.56</dc:date>
    <dc:creator>Andrew Poirier</dc:creator>
    <meta:editing-duration>PT1H36M17S</meta:editing-duration>
    <meta:editing-cycles>1</meta:editing-cycles>
    <meta:document-statistic meta:object-count="17"/>
  </office:meta>
</office:document-meta>
</file>